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iandra GD" svg:font-family="'Maiandra GD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aiandra GD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style:font-name="Times New Roman" fo:font-size="12pt" fo:font-weight="normal" style:font-name-asian="Symbol" style:font-size-asian="12pt" style:font-weight-asian="normal" style:font-name-complex="Symbol" style:font-size-complex="12pt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.026cm" fo:text-indent="0cm" style:auto-text-indent="false"/>
    </style:style>
    <style:style style:name="P7" style:family="paragraph" style:parent-style-name="Standard">
      <style:text-properties style:font-name="Times New Roman" fo:font-size="12pt" style:font-name-asian="Symbol" style:font-size-asian="12pt" style:font-name-complex="Symbol" style:font-size-complex="12pt"/>
    </style:style>
    <style:style style:name="P8" style:family="paragraph" style:parent-style-name="Standard">
      <style:text-properties style:font-name="Times New Roman" fo:font-size="12pt" fo:font-weight="bold" style:font-name-asian="Symbol" style:font-size-asian="12pt" style:font-weight-asian="bold" style:font-name-complex="Symbol" style:font-size-complex="12pt" style:font-weight-complex="bold"/>
    </style:style>
    <style:style style:name="P9" style:family="paragraph" style:parent-style-name="Standard">
      <style:paragraph-properties fo:margin-left="0cm" fo:margin-right="0.026cm" fo:text-indent="0cm" style:auto-text-indent="false"/>
      <style:text-properties style:font-name="Times New Roman" fo:font-size="12pt" style:font-name-asian="Symbol" style:font-size-asian="12pt" style:font-name-complex="Symbol" style:font-size-complex="12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font-name-asian="Symbol" style:font-size-asian="12pt" style:font-name-complex="Symbol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13.52cm"/>
        </style:tab-stops>
      </style:paragraph-properties>
      <style:text-properties style:font-name="Times New Roman" fo:font-size="12pt" style:font-name-asian="Symbol" style:font-size-asian="12pt" style:font-name-complex="Symbol" style:font-size-complex="12pt"/>
    </style:style>
    <style:style style:name="P12" style:family="paragraph" style:parent-style-name="Standard">
      <style:paragraph-properties>
        <style:tab-stops>
          <style:tab-stop style:position="13.864cm" style:leader-style="dotted" style:leader-text="."/>
        </style:tab-stops>
      </style:paragraph-properties>
      <style:text-properties style:font-name="Times New Roman" fo:font-size="12pt" style:font-name-asian="Symbol" style:font-size-asian="12pt" style:font-name-complex="Symbol" style:font-size-complex="12pt"/>
    </style:style>
    <style:style style:name="P13" style:family="paragraph" style:parent-style-name="Standard">
      <style:paragraph-properties>
        <style:tab-stops>
          <style:tab-stop style:position="13.758cm" style:leader-style="dotted" style:leader-text="."/>
        </style:tab-stops>
      </style:paragraph-properties>
      <style:text-properties style:font-name="Times New Roman" fo:font-size="12pt" style:font-name-asian="Symbol" style:font-size-asian="12pt" style:font-name-complex="Symbol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size="12pt" fo:font-weight="normal" style:font-name-asian="Symbol" style:font-size-asian="12pt" style:font-weight-asian="normal" style:font-name-complex="Symbol" style:font-size-complex="12pt" style:font-weight-complex="normal"/>
    </style:style>
    <style:style style:name="T3" style:family="text">
      <style:text-properties style:font-name="Times New Roman" fo:font-size="12pt" style:font-name-asian="Symbol" style:font-size-asian="12pt" style:font-name-complex="Symbol" style:font-size-complex="12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Symbol" fo:font-size="12pt" style:font-name-asian="Symbol" style:font-size-asian="12pt" style:font-name-complex="Symbol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INDICE</text:p>
      <text:p text:style-name="Standard"/>
      <text:p text:style-name="P2">INSIEMI</text:p>
      <text:p text:style-name="Standard"/>
      <text:p text:style-name="P3">Insiemi.............................................................................................................pag. <text:s/>1</text:p>
      <text:p text:style-name="Standard">Sottoinsiemi<text:span text:style-name="T1">......</text:span><text:span text:style-name="T2">...............................................................................................pag. <text:s/>1</text:span></text:p>
      <text:p text:style-name="Standard">Insieme delle parti di un insieme A<text:span text:style-name="T1">......</text:span><text:span text:style-name="T2">...........................................................pag. <text:s/>2</text:span></text:p>
      <text:p text:style-name="Standard">Unione<text:span text:style-name="T1">......</text:span><text:span text:style-name="T2">.......................................................................................................pag. <text:s/>2</text:span></text:p>
      <text:p text:style-name="Standard">Intersezione<text:span text:style-name="T2">.....................................................................................................pag. <text:s/>2</text:span></text:p>
      <text:p text:style-name="Standard">Differenza<text:span text:style-name="T2">........................................................................................................pag. <text:s/>4</text:span></text:p>
      <text:p text:style-name="Standard">Assegnazione di un insieme<text:span text:style-name="T2">............................................................................pag. <text:s/>5</text:span></text:p>
      <text:p text:style-name="Standard">Complementare<text:span text:style-name="T2">...............................................................................................pag. <text:s/>5</text:span></text:p>
      <text:p text:style-name="Standard">Relazioni di De Morgan<text:span text:style-name="T2">..................................................................................pag. <text:s/>5</text:span></text:p>
      <text:p text:style-name="P3">Prodotto Cartesiano<text:span text:style-name="T3">.........................................................................................pag. <text:s/>7</text:span></text:p>
      <text:p text:style-name="P3">Relazioni<text:span text:style-name="T3">..........................................................................................................pag. <text:s/>7</text:span></text:p>
      <text:p text:style-name="Standard">L'insieme dei numeri naturali N<text:span text:style-name="T2">......................................................................pag. <text:s/>10</text:span></text:p>
      <text:p text:style-name="Standard">L'insieme dei numeri interi Z<text:span text:style-name="T2">...........................................................................pag. 10</text:span></text:p>
      <text:p text:style-name="Standard">L'insieme dei razionali Q<text:span text:style-name="T2">.................................................................................pag. <text:s/>11</text:span></text:p>
      <text:p text:style-name="Standard">Operazioni in un insieme<text:span text:style-name="T2">.................................................................................pag. <text:s/>11</text:span></text:p>
      <text:p text:style-name="Standard">Gruppo<text:span text:style-name="T2">.............................................................................................................pag. <text:s/>11</text:span></text:p>
      <text:p text:style-name="Standard">Insieme dei reali R<text:span text:style-name="T2">...........................................................................................pag. <text:s/>12</text:span></text:p>
      <text:p text:style-name="P4">Maggiorante, minorante, sup, inf.....................................................................pag. <text:s/>12</text:p>
      <text:p text:style-name="Standard">Principio di Archimede<text:span text:style-name="T2">....................................................................................pag. <text:s/>15</text:span></text:p>
      <text:p text:style-name="P5">Insieme Denso<text:span text:style-name="T2">..................................................................................................pag. <text:s/>16</text:span></text:p>
      <text:p text:style-name="Standard"/>
      <text:p text:style-name="P2">PROPRIETA' DEGLI INSIEMI</text:p>
      <text:p text:style-name="Standard"/>
      <text:p text:style-name="Standard">Potenza di base reale ed esponente naturale<text:span text:style-name="T2">.....................................................pag. <text:s/>17</text:span></text:p>
      <text:p text:style-name="P4">Potenza di base reale ed esponente intero relativo...........................................pag. <text:s/>18</text:p>
      <text:p text:style-name="Standard">Radice n-ma di un numero reale<text:span text:style-name="T2">.......................................................................pag. <text:s/>18</text:span></text:p>
      <text:p text:style-name="Standard">Potenza di base reale ed esponente razionale<text:span text:style-name="T2">...................................................pag. <text:s/>21</text:span></text:p>
      <text:p text:style-name="P4">Potenza di base reale ed esponente reale..........................................................pag. <text:s/>21</text:p>
      <text:p text:style-name="Standard">Logaritmo<text:span text:style-name="T2">.........................................................................................................pag. <text:s/>21</text:span></text:p>
      <text:p text:style-name="Standard">Infinito<text:span text:style-name="T2">..............................................................................................................pag. <text:s/>21</text:span></text:p>
      <text:p text:style-name="Standard">Insieme esteso dei numeri reali<text:span text:style-name="T2">........................................................................pag. <text:s/>22</text:span></text:p>
      <text:p text:style-name="Standard">Intervalli<text:span text:style-name="T2">...........................................................................................................pag. <text:s/>22</text:span></text:p>
      <text:p text:style-name="Standard"/>
      <text:p text:style-name="P2">FUNZIONI</text:p>
      <text:p text:style-name="Standard"/>
      <text:p text:style-name="Standard">Funzione<text:span text:style-name="T2">...........................................................................................................pag. <text:s/>22</text:span></text:p>
      <text:p text:style-name="Standard">Segno del trinomio<text:span text:style-name="T2">...........................................................................................pag. <text:s/>24</text:span></text:p>
      <text:p text:style-name="Standard">Funzione Composta<text:span text:style-name="T2">..........................................................................................pag. <text:s/>27</text:span></text:p>
      <text:p text:style-name="Standard">Funzioni Monotone<text:span text:style-name="T2">..........................................................................................pag. <text:s/>29</text:span></text:p>
      <text:p text:style-name="P6">Funzioni Strettamente Monotone<text:span text:style-name="T2">.....................................................................pag. <text:s/>29</text:span></text:p>
      <text:p text:style-name="Standard"/>
      <text:p text:style-name="P2">INTRODUZIONE ALLE SUCCESSIONI</text:p>
      <text:p text:style-name="Standard"/>
      <text:p text:style-name="Standard">Successioni<text:span text:style-name="T2">.......................................................................................................pag. <text:s/>30</text:span></text:p>
      <text:p text:style-name="Standard">Successioni monotone<text:span text:style-name="T2">......................................................................................pag. <text:s/>30</text:span></text:p>
      <text:p text:style-name="Standard">Successioni strettamente monotone<text:span text:style-name="T2">..................................................................pag. <text:s/>30</text:span></text:p>
      <text:p text:style-name="Standard">Intorno di un punto x<text:span text:style-name="T4">o </text:span><text:span text:style-name="T5"> I</text:span><text:span text:style-name="T2">.................................................................................pag. <text:s/>31</text:span></text:p>
      <text:p text:style-name="P7"/>
      <text:p text:style-name="P8">LIMITI</text:p>
      <text:p text:style-name="P7"/>
      <text:p text:style-name="P9">Limiti<text:span text:style-name="T1">..................................................................................................................pag. <text:s/>32</text:span></text:p>
      <text:p text:style-name="P7">Limite destro<text:span text:style-name="T1">......................................................................................................pag. 37</text:span></text:p>
      <text:p text:style-name="P7">Limite sinistro<text:span text:style-name="T1">....................................................................................................pag. <text:s/>37</text:span></text:p>
      <text:p text:style-name="P7">Teorema dell'unicità del limite<text:span text:style-name="T1">..........................................................................pag. <text:s/>39 </text:span></text:p>
      <text:p text:style-name="P7">Teorema del limite di una somma<text:span text:style-name="T1">.....................................................................pag. <text:s/>40</text:span></text:p>
      <text:p text:style-name="P7">Teorema della limitatezza locale<text:span text:style-name="T1">.......................................................................pag. <text:s/>40</text:span></text:p>
      <text:p text:style-name="P7">Prodotto tra una funzione limitata per una funzione dotata di limite<text:span text:style-name="T1">................pag. <text:s/>40</text:span></text:p>
      <text:p text:style-name="P7">Prodotto di una funzione costante per una funzione che ammette limite<text:span text:style-name="T1">..........pag. 42</text:span></text:p>
      <text:p text:style-name="P7">Teorema della permanenza del segno<text:span text:style-name="T1">................................................................pag. <text:s/>44</text:span></text:p>
      <text:p text:style-name="P7">Teorema del confronto<text:span text:style-name="T1">.......................................................................................pag. <text:s/>45</text:span></text:p>
      <text:p text:style-name="P7">Limite di un polinomio<text:span text:style-name="T1">.......................................................................................pag. <text:s/>46</text:span></text:p>
      <text:p text:style-name="P7">Comportamento delle funzioni monotone nel passaggio al limite<text:span text:style-name="T1">.....................pag. <text:s/>49</text:span></text:p>
      <text:p text:style-name="P7">Disuguaglianza di Bernulli<text:span text:style-name="T1">.................................................................................pag. <text:s/>52</text:span></text:p>
      <text:p text:style-name="P7">Altre regole per il calcolo dei limiti<text:span text:style-name="T1">...................................................................pag. <text:s/>53</text:span></text:p>
      <text:p text:style-name="P7">Limiti notevoli<text:span text:style-name="T1">....................................................................................................pag. <text:s/>54</text:span></text:p>
      <text:p text:style-name="P7"/>
      <text:p text:style-name="P8">SUCCESSIONI</text:p>
      <text:p text:style-name="P7"/>
      <text:p text:style-name="P7">Successioni<text:span text:style-name="T1">..........................................................................................................pag. <text:s/>62</text:span></text:p>
      <text:p text:style-name="P7">Sottosuccessione di una successione data<text:span text:style-name="T1">...........................................................pag. <text:s/>62</text:span></text:p>
      <text:p text:style-name="P7">Successione regolare<text:span text:style-name="T1">...........................................................................................pag. <text:s/>64</text:span></text:p>
      <text:p text:style-name="P7">Criterio di Stolz-Cesaro<text:span text:style-name="T1">.......................................................................................pag. <text:s/>68</text:span></text:p>
      <text:p text:style-name="P10">Conseguenze del teorema di Stolz-Cesaro<text:span text:style-name="T1">..........................................................pag. <text:s/>69</text:span></text:p>
      <text:p text:style-name="P7"/>
      <text:p text:style-name="P8">TEOREMI SULLE FUNZIONI</text:p>
      <text:p text:style-name="P7"/>
      <text:p text:style-name="P7">Funzioni continue<text:span text:style-name="T1">..................................................................................................pag. <text:s/>73</text:span></text:p>
      <text:p text:style-name="P7">Teorema della permanenza del segno<text:span text:style-name="T1">...................................................................pag. <text:s/>73</text:span></text:p>
      <text:p text:style-name="P4">Teorema di continuità delle funzioni composte....................................................pag. <text:s/>73</text:p>
      <text:p text:style-name="P7">Funzioni discontinue<text:span text:style-name="T1">.............................................................................................pag. <text:s/>74</text:span></text:p>
      <text:p text:style-name="P7">Teorema di esistenza degli zeri<text:span text:style-name="T1">.............................................................................pag. <text:s/>77</text:span></text:p>
      <text:p text:style-name="P7">Teorema dei valori intermedi<text:span text:style-name="T1">................................................................................pag. <text:s/>78</text:span></text:p>
      <text:p text:style-name="P7">Teorema di Weierstrass<text:span text:style-name="T1">.........................................................................................pag. <text:s/>78</text:span></text:p>
      <text:p text:style-name="P7">Teorema di continuità delle funzioni monotone<text:span text:style-name="T1">...................................................pag. <text:s/>79</text:span></text:p>
      <text:p text:style-name="P7">Teorema per le funzioni strettamente monotone<text:span text:style-name="T1">..................................................pag. <text:s/>79</text:span></text:p>
      <text:p text:style-name="P7">Teorema di continuità della funzione inverse<text:span text:style-name="T1">.......................................................pag. <text:s/>79</text:span></text:p>
      <text:p text:style-name="P7"/>
      <text:p text:style-name="P8">DERIVATE</text:p>
      <text:p text:style-name="P7"/>
      <text:p text:style-name="P7">Derivate<text:span text:style-name="T1">..................................................................................................................pag. <text:s/>82</text:span></text:p>
      <text:p text:style-name="P7">Derivata della somma di funzioni<text:span text:style-name="T1">..........................................................................pag. <text:s/>85</text:span></text:p>
      <text:p text:style-name="P7">Derivata del prodotto di funzioni<text:span text:style-name="T1">...........................................................................pag. <text:s/>85</text:span></text:p>
      <text:p text:style-name="P7">Derivata del rapporto di due funzioni<text:span text:style-name="T1">....................................................................pag. <text:s/>87</text:span></text:p>
      <text:p text:style-name="P7">Funzione differenziale in un punto<text:span text:style-name="T1">........................................................................pag. <text:s/>89</text:span></text:p>
      <text:p text:style-name="P7">Teorema (derivabilità e differenziabilità)<text:span text:style-name="T1">..............................................................pag. <text:s/>89</text:span></text:p>
      <text:p text:style-name="P7">Teorema di derivazione delle funzioni composte<text:span text:style-name="T1">..................................................pag. 90</text:span></text:p>
      <text:p text:style-name="P7">Teorema di passaggio<text:span text:style-name="T1">............................................................................................pag. <text:s/>91</text:span></text:p>
      <text:p text:style-name="P7">Derivata dell'esponente di una funzione<text:span text:style-name="T1">................................................................pag. 92</text:span></text:p>
      <text:p text:style-name="P7">Significato geometrico della derivata<text:span text:style-name="T1">....................................................................pag. <text:s/>93</text:span></text:p>
      <text:p text:style-name="P7">Teorema di derivazione delle funzioni inverse<text:span text:style-name="T1">........................................................pag. <text:s/>93</text:span></text:p>
      <text:p text:style-name="P7">Derivata n-ma<text:span text:style-name="T1">...........................................................................................................pag. <text:s/>95</text:span></text:p>
      <text:p text:style-name="P7">Proprietà locali di una funzione<text:span text:style-name="T1">................................................................................pag. <text:s/>96</text:span></text:p>
      <text:p text:style-name="P7">Massimo e Minimo<text:span text:style-name="T1">...................................................................................................pag. <text:s/>98</text:span></text:p>
      <text:p text:style-name="P11">Teorema di Rolle<text:span text:style-name="T1">......................................................................................................pag. <text:s/>99</text:span></text:p>
      <text:p text:style-name="P9">Teorema di Lagrange<text:span text:style-name="T1">................................................................................................pag. <text:s/>99</text:span></text:p>
      <text:p text:style-name="P7">Ricerca di massimi e minimi mediante il segno della derivata prima<text:span text:style-name="T1">......................pag. <text:s/>101</text:span></text:p>
      <text:p text:style-name="P7">Teorema di Cauchy<text:span text:style-name="T1">...................................................................................................pag. <text:s/>102</text:span></text:p>
      <text:p text:style-name="P7">Regola di De L'Hopital<text:span text:style-name="T1">.............................................................................................pag. <text:s/>103</text:span></text:p>
      <text:p text:style-name="P7">Formula di Taylor con resto di Peano<text:span text:style-name="T1">.......................................................................pag. <text:s/>104</text:span></text:p>
      <text:p text:style-name="P7">Funzione concava, convessa, e punti di Flesso<text:span text:style-name="T1">.........................................................pag. <text:s/>105</text:span></text:p>
      <text:p text:style-name="P7">Calcolo della concavità, convessità e flesso tramite le derivate<text:span text:style-name="T1">..............................pag. <text:s/>106</text:span></text:p>
      <text:p text:style-name="P7">Asintoti verticali<text:span text:style-name="T1">.......................................................................................................pag. <text:s/>106</text:span></text:p>
      <text:p text:style-name="P7">Asintoti orizzontali<text:span text:style-name="T1">...................................................................................................pag. <text:s/>106</text:span></text:p>
      <text:p text:style-name="P7">Asintoti obliqui<text:span text:style-name="T1">.........................................................................................................pag. <text:s/>107</text:span></text:p>
      <text:p text:style-name="P7">Studio di funzioni<text:span text:style-name="T1">.....................................................................................................pag. <text:s/>107</text:span></text:p>
      <text:p text:style-name="P7"/>
      <text:p text:style-name="P8">INTEGRALE</text:p>
      <text:p text:style-name="P7"/>
      <text:p text:style-name="P7">Concetto di primitiva di una funzione<text:span text:style-name="T1">........................................................................pag. <text:s/>109</text:span></text:p>
      <text:p text:style-name="P7">Integrale indefinito<text:span text:style-name="T1">.....................................................................................................pag. <text:s/>109</text:span></text:p>
      <text:p text:style-name="P7">Regole di integrazione indefinita<text:span text:style-name="T1">...............................................................................pag. <text:s/>110</text:span></text:p>
      <text:p text:style-name="P10">Regola di integrazione per parti<text:span text:style-name="T1">.................................................................................pag. <text:s/>111</text:span></text:p>
      <text:p text:style-name="P7">Metodo di integrazione per sostituzione<text:span text:style-name="T1">....................................................................pag. <text:s/>112</text:span></text:p>
      <text:p text:style-name="P12">Metodo della scomposizione del rapporto<text:span text:style-name="T1">.................................................................pag. <text:s/>113</text:span></text:p>
      <text:p text:style-name="P13">Integrale di Riemann <text:s/>(definizione)<text:span text:style-name="T1">...........................................................................pag. <text:s/>116</text:span></text:p>
      <text:p text:style-name="P7">Somma di funzioni integrabili secondo Riemann<text:span text:style-name="T1">......................................................pag. <text:s/>118</text:span></text:p>
      <text:p text:style-name="Standard">Prodotto di una costante per una funzione integrabile secondo Riemann<text:span text:style-name="T1">..................pag. <text:s/>119</text:span></text:p>
      <text:p text:style-name="Standard">Integrale di Riemann <text:s/>(dimostrazione)<text:span text:style-name="T2">.......................................................................pag. <text:s/>123</text:span></text:p>
      <text:p text:style-name="Standard">Funzione integrale<text:span text:style-name="T2">......................................................................................................pag. <text:s/>123</text:span></text:p>
      <text:p text:style-name="Standard">Teorema di Torricelli Barrow - <text:s/>Teorema fondamentale del calcolo integrale.....<text:span text:style-name="T2">....pag. <text:s/>127</text:span></text:p>
      <text:p text:style-name="Standard">Regola di calcolo<text:span text:style-name="T2">........................................................................................................pag. <text:s/>127</text:span></text:p>
      <text:p text:style-name="Standard">Teorema della media integrale<text:span text:style-name="T2">...................................................................................pag. <text:s/>127</text:span></text:p>
      <text:p text:style-name="Standard">Significato geometrico dell'integrale di Riemann<text:span text:style-name="T2">......................................................pag. <text:s/>128</text:span></text:p>
      <text:p text:style-name="P4"/>
      <text:p text:style-name="P2">SERIE NUMERICHE</text:p>
      <text:p text:style-name="Standard"/>
      <text:p text:style-name="Standard">Serie numerica<text:span text:style-name="T2">............................................................................................................pag. <text:s/>133</text:span></text:p>
      <text:p text:style-name="Standard">Serie geometrica di ragione x<text:span text:style-name="T2">.....................................................................................pag. <text:s/>134</text:span></text:p>
      <text:p text:style-name="Standard">Criterio di Cauchy<text:span text:style-name="T2">......................................................................................................pag. <text:s/>135</text:span></text:p>
      <text:p text:style-name="Standard">Criterio del confronto<text:span text:style-name="T2">.................................................................................................pag. <text:s/>136</text:span></text:p>
      <text:p text:style-name="Standard">Criterio della radice<text:span text:style-name="T2">....................................................................................................pag. <text:s/>137</text:span></text:p>
      <text:p text:style-name="Standard">Criterio del rapporto<text:span text:style-name="T2">...................................................................................................pag. <text:s/>137</text:span></text:p>
      <text:p text:style-name="Standard">Criterio della serie di Cauchy<text:span text:style-name="T2">.....................................................................................pag. <text:s/>139</text:span></text:p>
      <text:p text:style-name="Standard">Criterio degli infinitesimi<text:span text:style-name="T2">...........................................................................................pag. <text:s/>139</text:span></text:p>
      <text:p text:style-name="Standard">Serie assolutamente convergente<text:span text:style-name="T2">................................................................................pag. <text:s/>140</text:span></text:p>
      <text:p text:style-name="Standard">Criterio di Leibniz<text:span text:style-name="T2">......................................................................................................pag. <text:s/>14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iandra GD" svg:font-family="'Maiandra GD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*** ***</meta:initial-creator>
    <meta:creation-date>2006-02-15T09:21:39</meta:creation-date>
    <dc:creator>*** ***</dc:creator>
    <dc:date>2006-05-21T19:02:43</dc:date>
    <dc:language>it-IT</dc:language>
    <meta:editing-cycles>9</meta:editing-cycles>
    <meta:editing-duration>PT1H28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30" meta:word-count="739" meta:character-count="13944"/>
  </office:meta>
</office:document-meta>
</file>